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aeab" officeooo:paragraph-rsid="0010aeab" style:font-weight-asian="bold" style:font-weight-complex="bold"/>
    </style:style>
    <style:style style:name="P2" style:family="paragraph" style:parent-style-name="Standard">
      <style:text-properties officeooo:paragraph-rsid="0010aeab"/>
    </style:style>
    <style:style style:name="P3" style:family="paragraph" style:parent-style-name="Standard">
      <style:text-properties officeooo:paragraph-rsid="0012aa4e"/>
    </style:style>
    <style:style style:name="P4" style:family="paragraph" style:parent-style-name="Text_20_body">
      <style:text-properties fo:font-weight="normal" officeooo:rsid="000e261b" officeooo:paragraph-rsid="0012aa4e" style:font-weight-asian="normal" style:font-weight-complex="normal"/>
    </style:style>
    <style:style style:name="P5" style:family="paragraph" style:parent-style-name="Text_20_body">
      <style:text-properties fo:font-weight="normal" officeooo:rsid="0012aa4e" officeooo:paragraph-rsid="0012aa4e" style:font-weight-asian="normal" style:font-weight-complex="normal"/>
    </style:style>
    <style:style style:name="P6" style:family="paragraph" style:parent-style-name="Text_20_body">
      <style:text-properties fo:font-weight="normal" officeooo:rsid="0013dfd7" officeooo:paragraph-rsid="0013dfd7" style:font-weight-asian="normal" style:font-weight-complex="normal"/>
    </style:style>
    <style:style style:name="P7" style:family="paragraph" style:parent-style-name="Text_20_body">
      <style:text-properties fo:font-weight="normal" officeooo:rsid="00158c2a" officeooo:paragraph-rsid="00158c2a" style:font-weight-asian="normal" style:font-weight-complex="normal"/>
    </style:style>
    <style:style style:name="P8" style:family="paragraph" style:parent-style-name="Text_20_body">
      <style:text-properties officeooo:paragraph-rsid="0012aa4e"/>
    </style:style>
    <style:style style:name="P9" style:family="paragraph" style:parent-style-name="Text_20_body">
      <style:text-properties fo:font-weight="bold" officeooo:rsid="0012aa4e" officeooo:paragraph-rsid="0012aa4e" style:font-weight-asian="bold" style:font-weight-complex="bold"/>
    </style:style>
    <style:style style:name="P10" style:family="paragraph" style:parent-style-name="Text_20_body">
      <style:text-properties fo:font-weight="bold" officeooo:rsid="0013dfd7" officeooo:paragraph-rsid="0013dfd7" style:font-weight-asian="bold" style:font-weight-complex="bold"/>
    </style:style>
    <style:style style:name="P11" style:family="paragraph" style:parent-style-name="Text_20_body">
      <style:text-properties fo:font-weight="bold" officeooo:rsid="00158c2a" officeooo:paragraph-rsid="00158c2a" style:font-weight-asian="bold" style:font-weight-complex="bold"/>
    </style:style>
    <style:style style:name="P12" style:family="paragraph" style:parent-style-name="Text_20_body">
      <style:text-properties officeooo:rsid="0016dce5" officeooo:paragraph-rsid="0016dce5"/>
    </style:style>
    <style:style style:name="P13" style:family="paragraph" style:parent-style-name="Text_20_body" style:list-style-name="L1">
      <style:text-properties officeooo:rsid="0016dce5" officeooo:paragraph-rsid="0016dce5"/>
    </style:style>
    <style:style style:name="P14" style:family="paragraph" style:parent-style-name="Text_20_body">
      <style:text-properties officeooo:paragraph-rsid="0016dce5"/>
    </style:style>
    <style:style style:name="P15" style:family="paragraph" style:parent-style-name="Text_20_body">
      <style:text-properties officeooo:paragraph-rsid="001b6522"/>
    </style:style>
    <style:style style:name="P16" style:family="paragraph" style:parent-style-name="Text_20_body">
      <style:text-properties officeooo:paragraph-rsid="001d5585"/>
    </style:style>
    <style:style style:name="P17" style:family="paragraph" style:parent-style-name="Text_20_body">
      <style:text-properties officeooo:paragraph-rsid="002152b5"/>
    </style:style>
    <style:style style:name="P18" style:family="paragraph" style:parent-style-name="Heading_20_3">
      <style:text-properties fo:font-weight="normal" officeooo:rsid="000e261b" officeooo:paragraph-rsid="0012aa4e" style:font-weight-asian="normal" style:font-weight-complex="normal"/>
    </style:style>
    <style:style style:name="P19" style:family="paragraph" style:parent-style-name="Heading_20_3">
      <style:text-properties fo:font-weight="normal" officeooo:paragraph-rsid="0010aeab" style:font-weight-asian="normal" style:font-weight-complex="normal"/>
    </style:style>
    <style:style style:name="P20" style:family="paragraph" style:parent-style-name="Heading_20_3">
      <style:text-properties fo:font-weight="normal" officeooo:paragraph-rsid="0012aa4e" style:font-weight-asian="normal" style:font-weight-complex="normal"/>
    </style:style>
    <style:style style:name="P21" style:family="paragraph" style:parent-style-name="Heading_20_3">
      <style:text-properties officeooo:paragraph-rsid="0010aeab"/>
    </style:style>
    <style:style style:name="P22" style:family="paragraph" style:parent-style-name="Heading_20_3">
      <style:text-properties officeooo:paragraph-rsid="0012aa4e"/>
    </style:style>
    <style:style style:name="P23" style:family="paragraph" style:parent-style-name="Preformatted_20_Text">
      <style:text-properties fo:font-weight="bold" officeooo:rsid="0013dfd7" officeooo:paragraph-rsid="0013dfd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61b" style:font-weight-asian="normal" style:font-weight-complex="normal"/>
    </style:style>
    <style:style style:name="T3" style:family="text">
      <style:text-properties fo:font-weight="normal" officeooo:rsid="0012aa4e" style:font-weight-asian="normal" style:font-weight-complex="normal"/>
    </style:style>
    <style:style style:name="T4" style:family="text">
      <style:text-properties fo:font-weight="normal" officeooo:rsid="001b6522" style:font-weight-asian="normal" style:font-weight-complex="normal"/>
    </style:style>
    <style:style style:name="T5" style:family="text">
      <style:text-properties fo:font-weight="normal" officeooo:rsid="001d5585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aeab" style:font-weight-asian="bold" style:font-weight-complex="bold"/>
    </style:style>
    <style:style style:name="T9" style:family="text">
      <style:text-properties fo:font-weight="bold" officeooo:rsid="000e261b" style:font-weight-asian="bold" style:font-weight-complex="bold"/>
    </style:style>
    <style:style style:name="T10" style:family="text">
      <style:text-properties fo:font-weight="bold" officeooo:rsid="0012aa4e" style:font-weight-asian="bold" style:font-weight-complex="bold"/>
    </style:style>
    <style:style style:name="T11" style:family="text">
      <style:text-properties fo:font-weight="bold" officeooo:rsid="001b6522" style:font-weight-asian="bold" style:font-weight-complex="bold"/>
    </style:style>
    <style:style style:name="T12" style:family="text">
      <style:text-properties fo:font-weight="bold" officeooo:rsid="001d5585" style:font-weight-asian="bold" style:font-weight-complex="bold"/>
    </style:style>
    <style:style style:name="T13" style:family="text">
      <style:text-properties fo:font-weight="bold" officeooo:rsid="001b6522"/>
    </style:style>
    <style:style style:name="T14" style:family="text">
      <style:text-properties fo:font-weight="bold" officeooo:rsid="001b6522" style:font-weight-asian="normal" style:font-weight-complex="normal"/>
    </style:style>
    <style:style style:name="T15" style:family="text">
      <style:text-properties fo:font-weight="bold" officeooo:rsid="001d5585" style:font-weight-asian="normal" style:font-weight-complex="normal"/>
    </style:style>
    <style:style style:name="T16" style:family="text">
      <style:text-properties officeooo:rsid="000e261b"/>
    </style:style>
    <style:style style:name="T17" style:family="text">
      <style:text-properties officeooo:rsid="0010aeab"/>
    </style:style>
    <style:style style:name="T18" style:family="text">
      <style:text-properties officeooo:rsid="0012aa4e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font-weight="bold" officeooo:rsid="0012aa4e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2152b5" style:font-weight-asian="bold" style:font-weight-complex="bold"/>
    </style:style>
    <style:style style:name="T22" style:family="text">
      <style:text-properties style:text-line-through-style="none" style:text-line-through-type="none" fo:font-weight="normal" officeooo:rsid="0012aa4e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2152b5" style:font-weight-asian="normal" style:font-weight-complex="normal"/>
    </style:style>
    <style:style style:name="T24" style:family="text">
      <style:text-properties style:text-line-through-style="none" style:text-line-through-type="none" officeooo:rsid="00158c2a"/>
    </style:style>
    <style:style style:name="T25" style:family="text">
      <style:text-properties style:text-line-through-style="none" style:text-line-through-type="none" officeooo:rsid="002152b5"/>
    </style:style>
    <style:style style:name="T26" style:family="text">
      <style:text-properties officeooo:rsid="0016dce5"/>
    </style:style>
    <style:style style:name="T27" style:family="text">
      <style:text-properties style:font-name="Abyssinica SIL" fo:font-weight="normal" officeooo:rsid="001b6522" style:font-weight-asian="normal" style:font-weight-complex="normal"/>
    </style:style>
    <style:style style:name="T28" style:family="text">
      <style:text-properties officeooo:rsid="001d55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UB</text:p>
      <text:p text:style-name="Standard"/>
      <text:p text:style-name="P2"><text:span text:style-name="T7">git init:-</text:span> </text:p>
      <text:p text:style-name="P2">is used to start a new / <text:span text:style-name="T17">Initializie <text:s/>repository</text:span></text:p>
      <text:h text:style-name="P21" text:outline-level="3">git config<text:span text:style-name="T17">[git config -global user.name /email]</text:span>:- </text:h>
      <text:h text:style-name="P21" text:outline-level="3"><text:span text:style-name="T1">sets the author name and email address respectively to be used with your commits.</text:span></text:h>
      <text:h text:style-name="P19" text:outline-level="3"><text:span text:style-name="T7">git clone</text:span><text:span text:style-name="T8">[git clone url]</text:span><text:span text:style-name="T7">:-</text:span></text:h>
      <text:h text:style-name="P19" text:outline-level="3">is used to obtain a repository from an existing URL.</text:h>
      <text:h text:style-name="P21" text:outline-level="3"><text:span text:style-name="T7">git add </text:span><text:span text:style-name="T8">[file name] / git add . [To add all files from partcular repository]</text:span><text:span text:style-name="T9">:-</text:span></text:h>
      <text:h text:style-name="P21" text:outline-level="3"><text:span text:style-name="T2"><text:s/>adds a file to the staging area</text:span></text:h>
      <text:h text:style-name="P18" text:outline-level="3"><text:span text:style-name="T7">git commit -</text:span><text:span text:style-name="T10">m “This is initial commit”</text:span><text:span text:style-name="T7">:-</text:span></text:h>
      <text:h text:style-name="P18" text:outline-level="3">This command records or snapshots the file permanently in the version history.</text:h>
      <text:p text:style-name="P4"/>
      <text:p text:style-name="P9">git commit <text:span text:style-name="T19">-a :-</text:span></text:p>
      <text:p text:style-name="P5"><text:span text:style-name="T19">It commit any file which is added to git or modified files.</text:span></text:p>
      <text:p text:style-name="P3"><text:span text:style-name="Source_20_Text"><text:span text:style-name="T9">git diff:-</text:span></text:span></text:p>
      <text:p text:style-name="P3"><text:span text:style-name="Source_20_Text"><text:span text:style-name="T9"/></text:span></text:p>
      <text:p text:style-name="P3"><text:span text:style-name="Source_20_Text"><text:span text:style-name="T2">shows the file differences which are not yet staged</text:span></text:span></text:p>
      <text:p text:style-name="P3"><text:span text:style-name="Source_20_Text"><text:span text:style-name="T2"/></text:span></text:p>
      <text:p text:style-name="P3"><text:span text:style-name="Source_20_Text"><text:span text:style-name="T9">git diff -</text:span></text:span><text:span text:style-name="Source_20_Text"><text:span text:style-name="T10">staged</text:span></text:span><text:span text:style-name="Source_20_Text"><text:span text:style-name="T9">:-</text:span></text:span></text:p>
      <text:p text:style-name="P3"><text:span text:style-name="Source_20_Text"><text:span text:style-name="T3">It shows difference between files in staging area and latest version present.</text:span></text:span></text:p>
      <text:h text:style-name="P22" text:outline-level="3"><text:span text:style-name="Source_20_Text"><text:span text:style-name="T9">git reset:-</text:span></text:span><text:span text:style-name="Source_20_Text"><text:span text:style-name="T2"> </text:span></text:span></text:h>
      <text:h text:style-name="P22" text:outline-level="3"><text:span text:style-name="Source_20_Text"><text:span text:style-name="T2">unstages the file, but it preserves the file contents.</text:span></text:span><text:span text:style-name="Source_20_Text"><text:span text:style-name="T3">It undoes the changes after specified commit and preserve changes locally.</text:span></text:span></text:h>
      <text:p text:style-name="P8"><text:span text:style-name="Source_20_Text"><text:span text:style-name="T3"/></text:span></text:p>
      <text:p text:style-name="P8"><text:span text:style-name="Source_20_Text"><text:span text:style-name="T10">git reset </text:span></text:span><text:span text:style-name="Source_20_Text"><text:span text:style-name="T20">– hard “commit”:-</text:span></text:span></text:p>
      <text:p text:style-name="P8"><text:span text:style-name="Source_20_Text"><text:span text:style-name="T22">It discard sall history and goes back to specified commit.</text:span></text:span></text:p>
      <text:h text:style-name="P22" text:outline-level="3"><text:soft-page-break/>git status : -</text:h>
      <text:h text:style-name="P20" text:outline-level="3">lists all the files that have to be committed.</text:h>
      <text:h text:style-name="P22" text:outline-level="3">git r<text:span text:style-name="T16">m : -</text:span></text:h>
      <text:h text:style-name="P20" text:outline-level="3"><text:span text:style-name="T18">It </text:span>deletes the file from your working directory and stages the deletion.</text:h>
      <text:h text:style-name="P22" text:outline-level="3">git log:-</text:h>
      <text:h text:style-name="P20" text:outline-level="3"><text:s/>is used to list the version history for the current branch.</text:h>
      <text:p text:style-name="Text_20_body"/>
      <text:p text:style-name="P9">gitt log – <text:span text:style-name="T19">follow [file]: -</text:span></text:p>
      <text:p text:style-name="P5"><text:span text:style-name="T19">jIt lists version hisotry for files including renaming files also.</text:span></text:p>
      <text:p text:style-name="P10"><text:span text:style-name="T19">git show:-</text:span></text:p>
      <text:p text:style-name="P6"><text:span text:style-name="T19">It shows the metadata and contents changes of specified commit.</text:span></text:p>
      <text:p text:style-name="P10"><text:span text:style-name="T19">Git tag :-</text:span></text:p>
      <text:p text:style-name="P6"><text:span text:style-name="T19">Is used to give tags to specified commit.</text:span></text:p>
      <text:p text:style-name="P10"><text:span text:style-name="T19">Git branch:-</text:span></text:p>
      <text:p text:style-name="P6"><text:span text:style-name="T19">List all local branche in current repository.</text:span></text:p>
      <text:p text:style-name="P10"><text:span text:style-name="T19">Git branch - d [branch name]:-</text:span></text:p>
      <text:p text:style-name="P6"><text:span text:style-name="T19">is used to delete feature branch.</text:span></text:p>
      <text:p text:style-name="P10"><text:span text:style-name="T19">Git checkout :-</text:span></text:p>
      <text:p text:style-name="P6"><text:span text:style-name="T19">used to switch from one branch to another.</text:span></text:p>
      <text:p text:style-name="P10"><text:span text:style-name="T19">Git checkout - b [branch name] :</text:span></text:p>
      <text:p text:style-name="P6"><text:span text:style-name="T19">To create new branch and also switches to it.</text:span></text:p>
      <text:p text:style-name="P10"><text:span text:style-name="T19">Git merge :-</text:span></text:p>
      <text:p text:style-name="P6"><text:span text:style-name="T19">It merge specified branch history int current branch.</text:span></text:p>
      <text:p text:style-name="P10"><text:span text:style-name="T19">Git remote [git remote origin https://github.url]:-</text:span></text:p>
      <text:p text:style-name="P6"><text:span text:style-name="T19">Its adds variable name remote server link and used to connect local repository to server repository.</text:span></text:p>
      <text:p text:style-name="P10"><text:span text:style-name="T19">Git push [varable nme [master]]:-</text:span></text:p>
      <text:p text:style-name="P6"><text:span text:style-name="T19">It send commited changes to master branch to remote repository.</text:span></text:p>
      <text:p text:style-name="P10"><text:span text:style-name="T19">Git push – all origin [variable name] :-</text:span></text:p>
      <text:p text:style-name="P6"><text:span text:style-name="T19">It push all branches to remote repository.</text:span></text:p>
      <text:p text:style-name="P6"><text:span text:style-name="T19"/></text:p>
      <text:p text:style-name="P10"><text:soft-page-break/><text:span text:style-name="T19">Git pull [repository url] :-</text:span></text:p>
      <text:p text:style-name="P6"><text:span text:style-name="T19">It fetches and merges changes on remote server to working </text:span><text:span text:style-name="T24">local</text:span><text:span text:style-name="T19"> directory.</text:span></text:p>
      <text:p text:style-name="P11"><text:span text:style-name="T19">Git fetch :-</text:span></text:p>
      <text:p text:style-name="P7"><text:span text:style-name="T19"><text:s/>used to update remote tracking branches.</text:span></text:p>
      <text:p text:style-name="P10"><text:span text:style-name="T19">Git stash [save] :-</text:span></text:p>
      <text:p text:style-name="P6"><text:span text:style-name="T19">It helps us to temporarily dtores all modified tracked files.</text:span></text:p>
      <text:p text:style-name="P10"><text:span text:style-name="T19">Git stash pop :-</text:span></text:p>
      <text:p text:style-name="P6"><text:span text:style-name="T19">It stores most recently stash files.</text:span></text:p>
      <text:p text:style-name="P10"><text:span text:style-name="T19">Git stash list :-</text:span></text:p>
      <text:p text:style-name="P6"><text:span text:style-name="T19">lists all stashed changes sets.</text:span></text:p>
      <text:p text:style-name="P10"><text:span text:style-name="T19">Git stash drop :-</text:span></text:p>
      <text:p text:style-name="P6"><text:span text:style-name="T19">It discards most recently stashed changes.</text:span></text:p>
      <text:p text:style-name="P10"><text:span text:style-name="T19">Git archive :-</text:span></text:p>
      <text:p text:style-name="P6"><text:span text:style-name="T19">It creates tar or zip file that include repository.</text:span></text:p>
      <text:p text:style-name="P10"><text:span text:style-name="T19">Git gc :-</text:span></text:p>
      <text:p text:style-name="P6"><text:span text:style-name="T19">It will collect garbage from repository.</text:span></text:p>
      <text:p text:style-name="P10"><text:span text:style-name="T19">Git fsck :-</text:span></text:p>
      <text:p text:style-name="P6"><text:span text:style-name="T19">It perform integrity check of git file system and identify corrupted objects.</text:span></text:p>
      <text:p text:style-name="P10"><text:span text:style-name="T19">Git prune :-</text:span></text:p>
      <text:p text:style-name="P6"><text:span text:style-name="T19">It removes object which are no longer pointed by any reachable branch.</text:span></text:p>
      <text:p text:style-name="P23"><text:bookmark text:name="2b81"/><text:span text:style-name="Strong_20_Emphasis"><text:span text:style-name="T19">git log --all --graph --decorate</text:span></text:span></text:p>
      <text:p text:style-name="P10"><text:span text:style-name="T19"/></text:p>
      <text:p text:style-name="P17"><text:span text:style-name="T23">is used to</text:span><text:span text:style-name="T21"> </text:span><text:span text:style-name="T19">see all </text:span><text:span text:style-name="T25">graph </text:span><text:span text:style-name="T19">history of local <text:s/>repository:</text:span></text:p>
      <text:p text:style-name="P6"><text:span text:style-name="T19"><text:s/></text:span></text:p>
      <text:p text:style-name="P12">What are the git repository hosting functions.?</text:p>
      <text:p text:style-name="P12">-&gt; </text:p>
      <text:list xml:id="list3629297505" text:style-name="L1">
        <text:list-item>
          <text:p text:style-name="P13">git hub</text:p>
        </text:list-item>
        <text:list-item>
          <text:p text:style-name="P13">git lab</text:p>
        </text:list-item>
        <text:list-item>
          <text:p text:style-name="P13">bitbucket</text:p>
        </text:list-item>
        <text:list-item>
          <text:p text:style-name="P13">source forge</text:p>
        </text:list-item>
        <text:list-item>
          <text:p text:style-name="P13">git enterprise.</text:p>
        </text:list-item>
      </text:list>
      <text:p text:style-name="P12">Q. How can you fix broken commit.?</text:p>
      <text:p text:style-name="P12"><text:soft-page-break/>-&gt; by using git commit - - amend.</text:p>
      <text:p text:style-name="P12"/>
      <text:p text:style-name="P12">Q. what is bare repository in git.?</text:p>
      <text:p text:style-name="P12">-&gt; It’s git content information about version control and no working files, not tree and it doesn’t contain any sub directory.</text:p>
      <text:p text:style-name="P12">Q. what is conflict in git.?</text:p>
      <text:p text:style-name="P12">-&gt; It handle on its own most merges by using its automatic merging features. Also it used in team and many more repositories.</text:p>
      <text:p text:style-name="P12">Q. How is git insta web used.?</text:p>
      <text:p text:style-name="P12">-&gt; git insta web is automatically direct to web browser and run web server with interface into local repository.</text:p>
      <text:p text:style-name="P12">Q. what is git is –tree.?</text:p>
      <text:p text:style-name="P12">-&gt; It reprasent tree object including mode and name of each item like SHA 1 key and values.</text:p>
      <text:p text:style-name="P14"><text:span text:style-name="T26">Q. </text:span><text:span text:style-name="T6">What is GIT?</text:span></text:p>
      <text:p text:style-name="P14"><text:span text:style-name="T6">-</text:span><text:span text:style-name="T13">&gt; </text:span><text:span text:style-name="T4">GIT is a distributed version control system and source code management (SCM) system.</text:span></text:p>
      <text:p text:style-name="P15"><text:span text:style-name="Source_20_Text"><text:span text:style-name="T4">Q. </text:span></text:span><text:span text:style-name="Source_20_Text"><text:span text:style-name="T14">What is a repository in GIT?</text:span></text:span></text:p>
      <text:p text:style-name="P15"><text:span text:style-name="Source_20_Text"><text:span text:style-name="T4">-&gt; </text:span></text:span><text:span text:style-name="Source_20_Text"><text:span text:style-name="T27">A repository contains a directory named .git, where git keeps all of its metadata for the repository.</text:span></text:span></text:p>
      <text:p text:style-name="P15"><text:span text:style-name="Source_20_Text"><text:span text:style-name="T4">Q. </text:span></text:span><text:span text:style-name="Source_20_Text"><text:span text:style-name="T14">What are the advantages of using GIT?</text:span></text:span></text:p>
      <text:p text:style-name="P15"><text:span text:style-name="Source_20_Text"><text:span text:style-name="T4">-&gt; </text:span></text:span></text:p>
      <text:p text:style-name="P15"><text:span text:style-name="Source_20_Text"><text:span text:style-name="T4">a) Data redundancy and replication</text:span></text:span></text:p>
      <text:p text:style-name="Text_20_body">b) High availability</text:p>
      <text:p text:style-name="Text_20_body">c) Only one.git directory per repository</text:p>
      <text:p text:style-name="Text_20_body">d) Superior disk utilization and network performance</text:p>
      <text:p text:style-name="Text_20_body">e) Collaboration friendly</text:p>
      <text:p text:style-name="Text_20_body">f) Any sort of projects can use GIT</text:p>
      <text:p text:style-name="P15"><text:span text:style-name="Source_20_Text"><text:span text:style-name="T4">Q. </text:span></text:span><text:span text:style-name="Source_20_Text"><text:span text:style-name="T14">What is the function of ‘GIT PUSH’ in GIT?</text:span></text:span></text:p>
      <text:p text:style-name="P15"><text:span text:style-name="Source_20_Text"><text:span text:style-name="T4">-&gt; GIT PUSH’ updates remote refs along with associated objects.</text:span></text:span></text:p>
      <text:p text:style-name="P15"><text:span text:style-name="Source_20_Text"><text:span text:style-name="T4">Q. </text:span></text:span><text:span text:style-name="Source_20_Text"><text:span text:style-name="T14">What is “Staging Area” or “Index” in GIT? </text:span></text:span></text:p>
      <text:p text:style-name="P15"><text:span text:style-name="Source_20_Text"><text:span text:style-name="T4">-&gt; Before completing the commits, it can be formatted and reviewed in an intermediate area known as ‘Staging Area’ or ‘Index’.</text:span></text:span></text:p>
      <text:p text:style-name="P15"><text:span text:style-name="Source_20_Text"><text:span text:style-name="T4">Q. </text:span></text:span><text:span text:style-name="Source_20_Text"><text:span text:style-name="T14">What is the function of git clone?</text:span></text:span></text:p>
      <text:p text:style-name="P15"><text:span text:style-name="Source_20_Text"><text:span text:style-name="T4">-&gt; </text:span></text:span><text:span text:style-name="Source_20_Text"><text:span text:style-name="T11">git clone</text:span></text:span><text:span text:style-name="Source_20_Text"><text:span text:style-name="T4"> command creates a copy of an existing Git repository.To get the copy of a central repository.</text:span></text:span></text:p>
      <text:p text:style-name="P15"><text:soft-page-break/><text:span text:style-name="Source_20_Text"><text:span text:style-name="T4"/></text:span></text:p>
      <text:p text:style-name="P15"><text:span text:style-name="Source_20_Text"><text:span text:style-name="T4"/></text:span></text:p>
      <text:p text:style-name="P15"><text:span text:style-name="Source_20_Text"><text:span text:style-name="T4">Q. </text:span></text:span><text:span text:style-name="Source_20_Text"><text:span text:style-name="T14">What is the function of ‘git config’?</text:span></text:span></text:p>
      <text:p text:style-name="P15"><text:span text:style-name="Source_20_Text"><text:span text:style-name="T4">-&gt; git config’ command is a convenient way to set configuration options for your Git installation.</text:span></text:span></text:p>
      <text:p text:style-name="P15"><text:span text:style-name="Source_20_Text"><text:span text:style-name="T4">Q. </text:span></text:span><text:span text:style-name="Source_20_Text"><text:span text:style-name="T14">How can you create a repository in Git?</text:span></text:span></text:p>
      <text:p text:style-name="P15"><text:span text:style-name="Source_20_Text"><text:span text:style-name="T4">-&gt; </text:span></text:span></text:p>
      <text:p text:style-name="P15"><text:span text:style-name="Source_20_Text"><text:span text:style-name="T4">create a directory for the project if it does not exist,then run command “git init”.</text:span></text:span></text:p>
      <text:p text:style-name="P15"><text:span text:style-name="Source_20_Text"><text:span text:style-name="T4">Q. </text:span></text:span><text:span text:style-name="Source_20_Text"><text:span text:style-name="T14">What is ‘head’ in git and how many heads can be created in a repository?</text:span></text:span></text:p>
      <text:p text:style-name="P15"><text:span text:style-name="Source_20_Text"><text:span text:style-name="T4">-</text:span></text:span><text:span text:style-name="Source_20_Text"><text:span text:style-name="T14">&gt; </text:span></text:span><text:span text:style-name="Source_20_Text"><text:span text:style-name="T4">A ‘head’ is simply a reference to commit object.</text:span></text:span></text:p>
      <text:p text:style-name="P15"><text:span text:style-name="Source_20_Text"><text:span text:style-name="T4"><text:s/>In every repository, there is a default head as “Master”.A repository can contain any number of heads. </text:span></text:span></text:p>
      <text:p text:style-name="P16"><text:span text:style-name="Source_20_Text"><text:span text:style-name="T5">Q. </text:span></text:span><text:span text:style-name="Source_20_Text"><text:span text:style-name="T15">What is the purpose of branching in GIT?</text:span></text:span></text:p>
      <text:p text:style-name="P16"><text:span text:style-name="Source_20_Text"><text:span text:style-name="T5">-&gt; It will allow you to go to your previous work keeping your recent work intact.</text:span></text:span></text:p>
      <text:p text:style-name="P16"><text:span text:style-name="Source_20_Text"><text:span text:style-name="T5">Q. </text:span></text:span><text:span text:style-name="Source_20_Text"><text:span text:style-name="T15">What is the common branching pattern in GIT?</text:span></text:span></text:p>
      <text:p text:style-name="P16"><text:span text:style-name="Source_20_Text"><text:span text:style-name="T5">-&gt; branch and create another branch to implement new features. This pattern is particularly useful when there are multiple developers working on a single project.</text:span></text:span></text:p>
      <text:p text:style-name="P16"><text:span text:style-name="Source_20_Text"><text:span text:style-name="T5">Q. </text:span></text:span><text:span text:style-name="Source_20_Text"><text:span text:style-name="T15">How can you bring a new feature in the main branch?</text:span></text:span></text:p>
      <text:p text:style-name="P16"><text:span text:style-name="Source_20_Text"><text:span text:style-name="T5">-&gt; By using command “git merge” or “git pull command”.</text:span></text:span></text:p>
      <text:p text:style-name="P16"><text:span text:style-name="Source_20_Text"><text:span text:style-name="T5">Q. </text:span></text:span><text:span text:style-name="Source_20_Text"><text:span text:style-name="T15">To delete a branch what is the command that is used?</text:span></text:span></text:p>
      <text:p text:style-name="P16"><text:span text:style-name="Source_20_Text"><text:span text:style-name="T5">-&gt; By using the command “git branch –d [head]”.</text:span></text:span></text:p>
      <text:p text:style-name="P16"><text:span text:style-name="Source_20_Text"><text:span text:style-name="T5">Q. </text:span></text:span><text:span text:style-name="Source_20_Text"><text:span text:style-name="T15">What is the syntax for “Rebasing” in Git?</text:span></text:span></text:p>
      <text:p text:style-name="P16"><text:span text:style-name="Source_20_Text"><text:span text:style-name="T5">-&gt; The syntax used for rebase is “git rebase [new-commit] “</text:span></text:span></text:p>
      <text:p text:style-name="P16"><text:span text:style-name="Source_20_Text"><text:span text:style-name="T5">Q. </text:span></text:span><text:span text:style-name="Source_20_Text"><text:span text:style-name="T15">What is the difference between ‘git remote’ and ‘git clone’?</text:span></text:span></text:p>
      <text:p text:style-name="P16"><text:span text:style-name="Source_20_Text"><text:span text:style-name="T5">-&gt; </text:span></text:span><text:span text:style-name="Source_20_Text"><text:span text:style-name="T12">git remote</text:span></text:span><text:span text:style-name="Source_20_Text"><text:span text:style-name="T5"> add just creates an entry in your git config that specifies a name for a particular URL.</text:span></text:span></text:p>
      <text:p text:style-name="P16"><text:span text:style-name="Source_20_Text"><text:span text:style-name="T5">-&gt;‘</text:span></text:span><text:span text:style-name="Source_20_Text"><text:span text:style-name="T12">git clone’ </text:span></text:span><text:span text:style-name="Source_20_Text"><text:span text:style-name="T5">creates a new git repository by copying and existing one located at the URI.</text:span></text:span></text:p>
      <text:p text:style-name="P16"><text:span text:style-name="Source_20_Text"><text:span text:style-name="T5"/></text:span></text:p>
      <text:p text:style-name="P16"><text:span text:style-name="Source_20_Text"><text:span text:style-name="T5"/></text:span></text:p>
      <text:p text:style-name="P16"><text:span text:style-name="Source_20_Text"><text:span text:style-name="T5"/></text:span></text:p>
      <text:p text:style-name="P16"><text:soft-page-break/><text:span text:style-name="Source_20_Text"><text:span text:style-name="T5"/></text:span></text:p>
      <text:p text:style-name="P16"><text:span text:style-name="Source_20_Text"><text:span text:style-name="T5"/></text:span></text:p>
      <text:p text:style-name="P16"><text:span text:style-name="Source_20_Text"><text:span text:style-name="T5">Q. </text:span></text:span><text:span text:style-name="Source_20_Text"><text:span text:style-name="T15">Mention some of the best graphical GIT client for LINUX?</text:span></text:span></text:p>
      <text:p text:style-name="P16"><text:span text:style-name="Source_20_Text"><text:span text:style-name="T5">-&gt; </text:span></text:span></text:p>
      <text:p text:style-name="P16"><text:span text:style-name="Source_20_Text"><text:span text:style-name="T5">a)Git Cola</text:span></text:span></text:p>
      <text:p text:style-name="Text_20_body">b <text:span text:style-name="T28">)</text:span>Git-g</text:p>
      <text:p text:style-name="Text_20_body">c)Smart git</text:p>
      <text:p text:style-name="Text_20_body">d) Giggle</text:p>
      <text:p text:style-name="Text_20_body">e) Git GUI</text:p>
      <text:p text:style-name="Text_20_body">f) qGit</text:p>
      <text:p text:style-name="P16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2:46:05.341852162</meta:creation-date>
    <dc:date>2020-02-23T15:50:09.679114422</dc:date>
    <meta:editing-duration>PT45M1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136" meta:word-count="1084" meta:character-count="5972" meta:non-whitespace-character-count="5012"/>
  </office:meta>
</office:document-meta>
</file>